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1845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1845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1845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1845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1845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1845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1845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1845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1845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1845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1845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1845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1845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1845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1845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1845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1845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Douglas Rafael Febres Pér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4/11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58755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esús Rafael Febre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91502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14.93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5" meta:non-whitespace-character-count="998"/>
    <meta:template xlink:type="simple" xlink:actuate="onRequest" xlink:title="Normal" xlink:href=""/>
  </office:meta>
</office:document-meta>
</file>